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8679" officeooo:paragraph-rsid="000186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wathi sudhe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4:12:54.968260677</meta:creation-date>
    <dc:date>2019-02-19T14:13:30.898306542</dc:date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5" meta:non-whitespace-character-count="14"/>
    <meta:generator>LibreOffice/4.2.8.2$Linux_x86 LibreOffice_project/420m0$Build-2</meta:generator>
  </office:meta>
</office:document-meta>
</file>